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2466605020170529881"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text:soft-page-break/>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пульс.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некогда. Я устроилась на работу к миссис Лонгпен в «Кантерлот Геральд» первым помощником. Работа мне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Каждый раз, когда я смотрю на свои фланки, я вспоминаю, как мы запускали воздушного змея.</text:p>
      <text:p text:style-name="P63"/>
      <text:p text:style-name="P63"/>
      <text:p text:style-name="P63"/>
      <text:p text:style-name="P63">Подумать только, ещё год назад мне бы и в голову не пришло, что я могу стать второй по значимости пони в самой «Кантерлот Геральд»! Это была лучшая газета Кантерлота и всей Эквестрии! Разве что «Вестник Мэйнхэттена» мог с ней тягаться. А теперь вся «Кантерлот Геральд» состоит из мисс Лонгпен, меня и трех курьеров-продавцов. »</text:p>
      <text:p text:style-name="P53"/>
      <text:p text:style-name="P53"/>
      <text:p text:style-name="P53"/>
      <text:p text:style-name="P53"/>
      <text:p text:style-name="P53"/>
      <text:p text:style-name="P53"/>
      <text:p text:style-name="P53"/>
      <text:p text:style-name="P53">Дорога в верхний город обрывается в пропасть. Провал разделяет Кантерлот на две неравных части. Огрызок дворца — башня Луны — одиноко высится на другом краю пропасти. <text:s/>Пульсирующие нити света опутывают мир из её вершины. 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text:span><text:span text:style-name="T9">Её Высочество, </text:span><text:span text:style-name="T9">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text:span><text:soft-page-break/><text:span text:style-name="T9">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text:span><text:span text:style-name="T9">деградации</text:span><text:span text:style-name="T9">: </text:span><text:span text:style-name="T9">груммингтонское пятно магической деградации </text:span><text:span text:style-name="T9">ожидаемо сомкнул</text:span><text:span text:style-name="T9">о</text:span><text:span text:style-name="T9">сь с </text:span><text:span text:style-name="T9">пятном</text:span><text:span text:style-name="T9"> у Додж Сити. Отказавшимся от эвакуации пони грозит </text:span><text:span text:style-name="T9">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text:soft-page-break/>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Магический разряд пронзает грудь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text:soft-page-break/></text:p>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text:span><text:span text:style-name="T1">границу</text:span><text:span text:style-name="T1">, </text:span><text:span text:style-name="T1">у</text:span><text:span text:style-name="T1"> которо</text:span><text:span text:style-name="T1">й</text:span><text:span text:style-name="T1">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text:soft-page-break/>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text:soft-page-break/>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text:span><text:span text:style-name="T11">Также предположим</text:span><text:span text:style-name="T61">, </text:span><text:span text:style-name="T61">что </text:span><text:span text:style-name="T61">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oft-page-break/><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text:soft-page-break/>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oft-page-break/><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oft-page-break/><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ого.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text:soft-page-break/>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text:soft-page-break/>–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text:soft-page-break/></text:p>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text:soft-page-break/>–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text:soft-page-break/>–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text:soft-page-break/>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text:soft-page-break/>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text:soft-page-break/>–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text:soft-page-break/>–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soft-page-break/>…</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text:soft-page-break/></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text:soft-page-break/>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text:soft-page-break/>–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text:soft-page-break/>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text:soft-page-break/>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text:soft-page-break/>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text:soft-page-break/>–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text:soft-page-break/>–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text:soft-page-break/>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soft-page-break/>***</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soft-page-break/>…</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oft-page-break/><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text:soft-page-break/></text:p>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13T01:19:41.50</dc:date>
    <meta:editing-duration>P159DT20H3M11S</meta:editing-duration>
    <meta:editing-cycles>1022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9" meta:paragraph-count="4975" meta:word-count="108676" meta:character-count="690933"/>
  </office:meta>
</office:document-meta>
</file>